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4.5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znaczenie</text:p>
          </table:table-cell>
          <table:table-cell office:value-type="string">
            <text:p>Obudowa</text:p>
          </table:table-cell>
          <table:table-cell office:value-type="string">
            <text:p>Ilość</text:p>
          </table:table-cell>
          <table:table-cell office:value-type="string">
            <text:p>Oznaczeni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,C1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330n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,C8,C9</text:p>
          </table:table-cell>
          <table:table-cell office:value-type="string">
            <text:p>c_elec_10x10.5</text:p>
          </table:table-cell>
          <table:table-cell office:value-type="float" office:value="3">
            <text:p>3</text:p>
          </table:table-cell>
          <table:table-cell office:value-type="string">
            <text:p>330u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,C4,C11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0n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5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7P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6,C7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12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7p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1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2,D5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3,D4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table:style-name="ce1" office:value-type="string">
            <text:p>3V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6</text:p>
          </table:table-cell>
          <table:table-cell office:value-type="string">
            <text:p>SM1206</text:p>
          </table:table-cell>
          <table:table-cell office:value-type="float" office:value="1">
            <text:p>1</text:p>
          </table:table-cell>
          <table:table-cell office:value-type="string">
            <text:p>DIOD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B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0uH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1</text:p>
          </table:table-cell>
          <table:table-cell office:value-type="string">
            <text:p>USB_MINI_B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1</text:p>
          </table:table-cell>
          <table:table-cell office:value-type="string">
            <text:p>PIN_ARRAY_4x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,,,,,</text:p>
          </table:table-cell>
          <table:table-cell office:value-type="string">
            <text:p>SMD_PIN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4</text:p>
          </table:table-cell>
          <table:table-cell office:value-type="string">
            <text:p>AK300-2</text:p>
          </table:table-cell>
          <table:table-cell office:value-type="float" office:value="1">
            <text:p>1</text:p>
          </table:table-cell>
          <table:table-cell office:value-type="string">
            <text:p>Power Out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10,P11</text:p>
          </table:table-cell>
          <table:table-cell office:value-type="string">
            <text:p>AK300-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1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NTC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13</text:p>
          </table:table-cell>
          <table:table-cell office:value-type="string">
            <text:p>PIN_ARRAY_5x1</text:p>
          </table:table-cell>
          <table:table-cell office:value-type="float" office:value="1">
            <text:p>1</text:p>
          </table:table-cell>
          <table:table-cell office:value-type="string">
            <text:p>CONN_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Q1</text:p>
          </table:table-cell>
          <table:table-cell office:value-type="string">
            <text:p>DPAKGDS</text:p>
          </table:table-cell>
          <table:table-cell office:value-type="float" office:value="1">
            <text:p>1</text:p>
          </table:table-cell>
          <table:table-cell office:value-type="string">
            <text:p>N-Mos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1,R8,R9,R11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2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3,R17,R27,R28,R29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4,R14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table:style-name="ce1" office:value-type="string">
            <text:p>6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5,R6,R7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10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12,R13</text:p>
          </table:table-cell>
          <table:table-cell office:value-type="string">
            <text:p>SM1206</text:p>
          </table:table-cell>
          <table:table-cell office:value-type="float" office:value="2">
            <text:p>2</text:p>
          </table:table-cell>
          <table:table-cell table:style-name="ce1" office:value-type="string">
            <text:p>4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15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16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00k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W1</text:p>
          </table:table-cell>
          <table:table-cell office:value-type="string">
            <text:p>SW_PUSH_SMALL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1</text:p>
          </table:table-cell>
          <table:table-cell office:value-type="string">
            <text:p>DPAK2</text:p>
          </table:table-cell>
          <table:table-cell office:value-type="float" office:value="1">
            <text:p>1</text:p>
          </table:table-cell>
          <table:table-cell table:style-name="ce1" office:value-type="string">
            <text:p>780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2</text:p>
          </table:table-cell>
          <table:table-cell office:value-type="string">
            <text:p>TO220_VERT</text:p>
          </table:table-cell>
          <table:table-cell office:value-type="float" office:value="1">
            <text:p>1</text:p>
          </table:table-cell>
          <table:table-cell office:value-type="string">
            <text:p>TRIAK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3</text:p>
          </table:table-cell>
          <table:table-cell office:value-type="string">
            <text:p>SWDIP8_.6W</text:p>
          </table:table-cell>
          <table:table-cell office:value-type="float" office:value="1">
            <text:p>1</text:p>
          </table:table-cell>
          <table:table-cell office:value-type="string">
            <text:p>POLOLU_A498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2MHz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DIP-6__300</text:p>
          </table:table-cell>
          <table:table-cell office:value-type="float" office:value="1">
            <text:p>1</text:p>
          </table:table-cell>
          <table:table-cell office:value-type="string">
            <text:p>MOC3042M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4</text:p>
          </table:table-cell>
          <table:table-cell office:value-type="string">
            <text:p>SO8E</text:p>
          </table:table-cell>
          <table:table-cell office:value-type="float" office:value="1">
            <text:p>1</text:p>
          </table:table-cell>
          <table:table-cell office:value-type="string">
            <text:p>TC44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08-21T23:19:57</dc:date>
    <dc:creator>Adam Dobrowolski</dc:creator>
    <meta:editing-duration>PT1M28S</meta:editing-duration>
    <meta:editing-cycles>3</meta:editing-cycles>
    <meta:document-statistic meta:table-count="1" meta:cell-count="184" meta:object-count="0"/>
  </office:meta>
</office:document-meta>
</file>